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Calibri Light" svg:font-family="'Calibri Light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draw:fill="none" fo:min-height="1.773cm"/>
    </style:style>
    <style:style style:name="pr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Big_20_Image_20_Placeho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Big_20_Image_20_Placehol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0pt" fo:font-weight="bold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0pt" fo:font-weight="bold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32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T1" style:family="text">
      <style:text-properties fo:font-variant="normal" fo:text-transform="none" fo:color="#445469" style:text-line-through-style="none" style:text-line-through-type="none" style:text-position="0% 100%" style:font-name="Lato Light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445469" style:text-line-through-style="none" style:text-line-through-type="none" style:text-position="0% 100%" style:font-name="Lato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445469" style:text-line-through-style="none" style:text-line-through-type="none" style:text-position="0% 100%" style:font-name="Lato Light" fo:letter-spacing="normal" fo:font-style="normal" style:text-underline-style="none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445469" style:text-line-through-style="none" style:text-line-through-type="none" style:text-position="0% 100%" style:font-name="Lato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445469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454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g_20_Image_20_Placeholder" presentation:presentation-page-layout-name="AL1T0">
        <office:forms form:automatic-focus="false" form:apply-design-mode="false"/>
        <draw:custom-shape draw:name="TextBox 1" draw:style-name="gr1" draw:text-style-name="P2" draw:layer="layout" svg:width="31.744cm" svg:height="4.315cm" svg:x="17.516cm" svg:y="11.433cm">
          <text:p text:style-name="P1"><text:span text:style-name="T1">Introduction to N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4" draw:layer="layout" svg:width="7.591cm" svg:height="1.775cm" svg:x="30.151cm" svg:y="28.666cm">
          <text:p text:style-name="P3"><text:span text:style-name="T2">Chris </text:span><text:span text:style-name="T2">Grub</text:span><text:span text:style-name="T2">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1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Big_20_Image_20_Placeholder">
        <office:forms form:automatic-focus="false" form:apply-design-mode="false"/>
        <draw:custom-shape draw:name="TextBox 3" draw:style-name="gr4" draw:text-style-name="P9" draw:layer="layout" svg:width="13.508cm" svg:height="2.789cm" svg:x="26.702cm" svg:y="2.956cm">
          <text:p text:style-name="P8"><text:span text:style-name="T4">Text is Terr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60.403cm" svg:height="16.497cm" svg:x="6.588cm" svg:y="7.38cm">
          <text:p text:style-name="P3"><text:span text:style-name="T5">Challenges with NLP:</text:span></text:p>
          <text:p text:style-name="P3"><text:span text:style-name="T5">Language is infinitely complex</text:span></text:p>
          <text:p text:style-name="P3"><text:span text:style-name="T5">Ambiguity (wtf is an acronym)</text:span></text:p>
          <text:p text:style-name="P3"><text:span text:style-name="T5">Sarcasm (wow, her mullet is awesome)</text:span></text:p>
          <text:p text:style-name="P3"><text:span text:style-name="T5">No method is 100% accurate</text:span></text:p>
          <text:p text:style-name="P3"><text:span text:style-name="T5">Misspellings, improper usage, etc.</text:span></text:p>
          <text:p text:style-name="P3"><text:span text:style-name="T5">Slang (amazeballs)</text:span></text:p>
          <text:p text:style-name="P3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2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Big_20_Image_20_Placeholder">
        <office:forms form:automatic-focus="false" form:apply-design-mode="false"/>
        <draw:custom-shape draw:name="TextBox 3" draw:style-name="gr6" draw:text-style-name="P9" draw:layer="layout" svg:width="12.484cm" svg:height="2.789cm" svg:x="27.215cm" svg:y="2.956cm">
          <text:p text:style-name="P8"><text:span text:style-name="T4">Ty</text:span><text:span text:style-name="T4">p</text:span><text:span text:style-name="T4">es </text:span><text:span text:style-name="T4">of </text:span><text:span text:style-name="T4">Te</text:span><text:span text:style-name="T4">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2" draw:layer="layout" svg:width="60.403cm" svg:height="6.342cm" svg:x="6.588cm" svg:y="7.38cm">
          <text:p text:style-name="P3"><text:span text:style-name="T5">“</text:span><text:span text:style-name="T5">Y</text:span><text:span text:style-name="T5">ou </text:span><text:span text:style-name="T5">ar</text:span><text:span text:style-name="T5">e </text:span><text:span text:style-name="T5">he</text:span><text:span text:style-name="T5">re” </text:span><text:span text:style-name="T5">dia</text:span><text:span text:style-name="T5">gr</text:span><text:span text:style-name="T5">am </text:span><text:span text:style-name="T5">ad</text:span><text:span text:style-name="T5">ap</text:span><text:span text:style-name="T5">te</text:span><text:span text:style-name="T5">d </text:span><text:span text:style-name="T5">to </text:span><text:span text:style-name="T5">be </text:span><text:span text:style-name="T5">m</text:span><text:span text:style-name="T5">or</text:span><text:span text:style-name="T5">e </text:span><text:span text:style-name="T5">of </text:span><text:span text:style-name="T5">a </text:span><text:span text:style-name="T5">co</text:span><text:span text:style-name="T5">nti</text:span><text:span text:style-name="T5">nu</text:span><text:span text:style-name="T5">u</text:span><text:span text:style-name="T5">m</text:span></text:p>
          <text:p text:style-name="P3"><text:span text:style-name="T5"><text:tab/></text:span><text:span text:style-name="T5"><text:tab/></text:span><text:span text:style-name="T5"><text:tab/></text:span><text:span text:style-name="T5">Id</text:span><text:span text:style-name="T5">ea: </text:span><text:span text:style-name="T5">pr</text:span><text:span text:style-name="T5">od</text:span><text:span text:style-name="T5">uc</text:span><text:span text:style-name="T5">t </text:span><text:span text:style-name="T5">de</text:span><text:span text:style-name="T5">scr</text:span><text:span text:style-name="T5">ip</text:span><text:span text:style-name="T5">tio</text:span><text:span text:style-name="T5">n | </text:span><text:span text:style-name="T5">pu</text:span><text:span text:style-name="T5">bli</text:span><text:span text:style-name="T5">sh</text:span><text:span text:style-name="T5">ed </text:span><text:span text:style-name="T5">pr</text:span><text:span text:style-name="T5">od</text:span><text:span text:style-name="T5">uc</text:span><text:span text:style-name="T5">t </text:span><text:span text:style-name="T5">re</text:span><text:span text:style-name="T5">vie</text:span><text:span text:style-name="T5">w | </text:span><text:span text:style-name="T5">ve</text:span><text:span text:style-name="T5">rb</text:span><text:span text:style-name="T5">al </text:span><text:span text:style-name="T5">pr</text:span><text:span text:style-name="T5">od</text:span><text:span text:style-name="T5">uc</text:span><text:span text:style-name="T5">t </text:span><text:span text:style-name="T5">re</text:span><text:span text:style-name="T5">vie</text:span><text:span text:style-name="T5">w | </text:span><text:span text:style-name="T5">wr</text:span><text:span text:style-name="T5">itt</text:span><text:span text:style-name="T5">en </text:span><text:span text:style-name="T5">pr</text:span><text:span text:style-name="T5">od</text:span><text:span text:style-name="T5">uc</text:span><text:span text:style-name="T5">t </text:span><text:span text:style-name="T5">re</text:span><text:span text:style-name="T5">vie</text:span><text:span text:style-name="T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3" presentation:class="page"/>
          <draw:frame draw:name="Notes Placeholder 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6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Big_20_Image_20_Placeholder">
        <office:forms form:automatic-focus="false" form:apply-design-mode="false"/>
        <draw:custom-shape draw:name="TextBox 3" draw:style-name="gr8" draw:text-style-name="P9" draw:layer="layout" svg:width="10.181cm" svg:height="2.789cm" svg:x="28.367cm" svg:y="2.956cm">
          <text:p text:style-name="P8"><text:span text:style-name="T4">W</text:span><text:span text:style-name="T4">hy </text:span><text:span text:style-name="T4">N</text:span><text:span text:style-name="T4">L</text:span><text:span text:style-name="T4">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2" draw:layer="layout" svg:width="60.403cm" svg:height="6.342cm" svg:x="6.588cm" svg:y="7.38cm">
          <text:p text:style-name="P3"><text:span text:style-name="T5">What are some common applications of NLP?</text:span></text:p>
          <text:p text:style-name="P3"><text:span text:style-name="T5"/></text:p>
          <text:p text:style-name="P3"><text:span text:style-name="T5">Where does NLP show up discreetly in daily lif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4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Big_20_Image_20_Placeholder">
        <office:forms form:automatic-focus="false" form:apply-design-mode="false"/>
        <draw:custom-shape draw:name="TextBox 3" draw:style-name="gr10" draw:text-style-name="P9" draw:layer="layout" svg:width="24.273cm" svg:height="2.789cm" svg:x="21.323cm" svg:y="2.956cm">
          <text:p text:style-name="P8"><text:span text:style-name="T4">Types of NLP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2" draw:layer="layout" svg:width="60.403cm" svg:height="22.59cm" svg:x="6.588cm" svg:y="7.38cm">
          <text:p text:style-name="P3"><text:span text:style-name="T5">Types of NLP:</text:span></text:p>
          <text:p text:style-name="P3"><text:span text:style-name="T5"/></text:p>
          <text:p text:style-name="P3"><text:span text:style-name="T5">Sentiment analysis</text:span></text:p>
          <text:p text:style-name="P3"><text:span text:style-name="T5">Extraction of data</text:span></text:p>
          <text:p text:style-name="P3"><text:span text:style-name="T5">Summarization of text</text:span></text:p>
          <text:p text:style-name="P3"><text:span text:style-name="T5">Generative models</text:span></text:p>
          <text:p text:style-name="P3"><text:span text:style-name="T5">Machine translation</text:span></text:p>
          <text:p text:style-name="P3"><text:span text:style-name="T5">Text classification (topic modeling)</text:span></text:p>
          <text:p text:style-name="P3"><text:span text:style-name="T5">Speech recognition</text:span></text:p>
          <text:p text:style-name="P3"><text:span text:style-name="T5">Semantic search (“natural question answering” e.g. Wolfram Alpha)</text:span></text:p>
          <text:p text:style-name="P3"><text:span text:style-name="T5">Fraud detection (spam, fake news, etc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5" presentation:class="page"/>
          <draw:frame draw:name="Notes Placeholder 2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Big_20_Image_20_Placeholder">
        <office:forms form:automatic-focus="false" form:apply-design-mode="false"/>
        <draw:custom-shape draw:name="TextBox 3" draw:style-name="gr12" draw:text-style-name="P9" draw:layer="layout" svg:width="29.358cm" svg:height="2.789cm" svg:x="18.786cm" svg:y="2.956cm">
          <text:p text:style-name="P8"><text:span text:style-name="T4">How does a computer see tex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2" draw:layer="layout" svg:width="60.403cm" svg:height="2.282cm" svg:x="6.588cm" svg:y="7.38cm">
          <text:p text:style-name="P3"><text:span text:style-name="T5">Codepoints and s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6" presentation:class="page"/>
          <draw:frame draw:name="Notes Placeholder 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Big_20_Image_20_Placeholder">
        <office:forms form:automatic-focus="false" form:apply-design-mode="false"/>
        <draw:custom-shape draw:name="TextBox 3" draw:style-name="gr14" draw:text-style-name="P9" draw:layer="layout" svg:width="4.495cm" svg:height="2.789cm" svg:x="31.208cm" svg:y="2.956cm">
          <text:p text:style-name="P8"><text:span text:style-name="T4">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5" draw:text-style-name="P2" draw:layer="layout" svg:width="60.403cm" svg:height="8.373cm" svg:x="6.588cm" svg:y="7.38cm">
          <text:p text:style-name="P3"><text:span text:style-name="T5">Neural autoencoder </text:span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Language translation</text:span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Language generation </text:span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Text embedd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7" presentation:class="page"/>
          <draw:frame draw:name="Notes Placeholder 2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Big_20_Image_20_Placeholder">
        <office:forms form:automatic-focus="false" form:apply-design-mode="false"/>
        <draw:custom-shape draw:name="TextBox 3" draw:style-name="gr16" draw:text-style-name="P9" draw:layer="layout" svg:width="6.934cm" svg:height="2.789cm" svg:x="29.989cm" svg:y="2.956cm">
          <text:p text:style-name="P8"><text:span text:style-name="T4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7" draw:text-style-name="P2" draw:layer="layout" svg:width="60.403cm" svg:height="4.311cm" svg:x="6.588cm" svg:y="7.38cm">
          <text:p text:style-name="P3"><text:span text:style-name="T5">Neural autoencoder?</text:span></text:p>
          <text:p text:style-name="P3"><text:span text:style-name="T5">Topic modeling using prior talk abstract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8" presentation:class="page"/>
          <draw:frame draw:name="Notes Placeholder 2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6" draw:text-style-name="P10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Big_20_Image_20_Placeholder">
        <office:forms form:automatic-focus="false" form:apply-design-mode="false"/>
        <draw:custom-shape draw:name="TextBox 2" draw:style-name="gr18" draw:text-style-name="P4" draw:layer="layout" svg:width="8.915cm" svg:height="3.299cm" svg:x="29.55cm" svg:y="9.623cm">
          <text:p text:style-name="P3"><text:span text:style-name="T6">Thank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2" draw:layer="layout" svg:width="30.9cm" svg:height="2.023cm" svg:x="19.554cm" svg:y="27.441cm">
          <draw:text-box>
            <text:p text:style-name="P11"><text:span text:style-name="T7">https://github.com/ChristopherGruber/Introduction_to_NLP</text:span></text:p>
          </draw:text-box>
        </draw:frame>
        <presentation:notes draw:style-name="dp2">
          <draw:page-thumbnail draw:name="Slide Image Placeholder 1" draw:style-name="gr3" draw:layer="layout" svg:width="16.932cm" svg:height="9.524cm" svg:x="1.058cm" svg:y="1.905cm" draw:page-number="9" presentation:class="page"/>
          <draw:frame draw:name="Notes Placeholder 2" presentation:style-name="pr17" draw:text-style-name="P14" draw:layer="layout" svg:width="15.239cm" svg:height="11.429cm" svg:x="1.905cm" svg:y="12.065cm" presentation:class="notes" presentation:user-transformed="true">
            <draw:text-box>
              <text:p text:style-name="P13"><text:span text:style-name="T8">Plug the ChiPy mentorship!</text:span></text:p>
            </draw:text-box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Big_20_Image_20_Placeholder">
        <office:forms form:automatic-focus="false" form:apply-design-mode="false"/>
        <draw:custom-shape draw:name="TextBox 2" draw:style-name="gr18" draw:text-style-name="P16" draw:layer="layout" svg:width="52.594cm" svg:height="12.441cm" svg:x="7.734cm" svg:y="9.623cm">
          <text:p text:style-name="P15"><text:span text:style-name="T2">Abstract:</text:span></text:p>
          <text:p text:style-name="P15"><text:span text:style-name="T2"/></text:p>
          <text:p text:style-name="P15"><text:span text:style-name="T2">Natural Language Processing is a family of algorithms </text:span><text:span text:style-name="T2">tasked with working with human language</text:span></text:p>
          <text:p text:style-name="P15"><text:span text:style-name="T2">These tasks are diverse, including translation, data </text:span><text:span text:style-name="T2">extraction, and sentiment analysis</text:span></text:p>
          <text:p text:style-name="P15"><text:span text:style-name="T2">This talk surveys the NLP ecosystem and its many </text:span><text:span text:style-name="T2">techniques and applications</text:span></text:p>
          <text:p text:style-name="P15"><text:span text:style-name="T2">Also includes two demos of common NLP techniques:</text:span></text:p>
          <text:p text:style-name="P15"><text:span text:style-name="T2"><text:tab/></text:span><text:span text:style-name="T2"><text:tab/></text:span><text:span text:style-name="T2">Topic modeling (use the abstracts of previous ML </text:span><text:span text:style-name="T2">talks)</text:span></text:p>
          <text:p text:style-name="P15"><text:span text:style-name="T2"><text:tab/></text:span><text:span text:style-name="T2"><text:tab/></text:span><text:span text:style-name="T2">Machine translation or word embeddings (maybe </text:span><text:span text:style-name="T2">finding synonyms or someth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10" presentation:class="page"/>
          <draw:frame draw:name="Notes Placeholder 2" presentation:style-name="pr17" draw:text-style-name="P14" draw:layer="layout" svg:width="15.239cm" svg:height="11.429cm" svg:x="1.905cm" svg:y="12.065cm" presentation:class="notes" presentation:user-transformed="true">
            <draw:text-box>
              <text:p text:style-name="P13"><text:span text:style-name="T8">Plug the ChiPy mentorship!</text:span></text:p>
            </draw:text-box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Calibri Light" svg:font-family="'Calibri Light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ig_20_Image_20_Placeholder-background" style:display-name="Big Image Placeholder-background" style:family="presentation">
      <style:graphic-properties draw:stroke="none" draw:fill="solid" draw:fill-color="#ffffff"/>
      <style:text-properties style:letter-kerning="true"/>
    </style:style>
    <style:style style:name="Big_20_Image_20_Placeholder-backgroundobjects" style:display-name="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-notes" style:display-name="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1" style:display-name="Big Image Placeholder-outline1" style:family="presentation">
      <style:graphic-properties draw:stroke="none" draw:fill="none" draw:auto-grow-height="false" draw:fit-to-size="shrink-to-fit" style:shrink-to-fit="true">
        <text:list-style style:name="Big_20_Image_20_Placeholder-outline1" style:display-name="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45469" style:text-outline="false" style:text-line-through-style="none" style:text-line-through-type="none" style:text-position="0% 100%" style:font-name="Lato" fo:font-family="Lato" style:font-family-generic="swiss" style:font-pitch="variable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ig_20_Image_20_Placeholder-outline2" style:display-name="Big Image Placeholder-outline2" style:family="presentation" style:parent-style-name="Big_20_Image_20_Placeholder-outline1">
      <style:paragraph-properties fo:margin-top="0.4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6pt" fo:letter-spacing="normal" fo:language="en" fo:country="US" fo:font-style="normal" style:text-underline-style="none" fo:font-weight="normal" style:font-size-asian="36pt" style:language-asian="en" style:country-asian="US" style:font-style-asian="normal" style:font-weight-asian="normal" style:font-size-complex="36pt" style:language-complex="en" style:country-complex="US" style:font-style-complex="normal" style:font-weight-complex="normal" fo:hyphenate="false"/>
    </style:style>
    <style:style style:name="Big_20_Image_20_Placeholder-outline3" style:display-name="Big Image Placeholder-outline3" style:family="presentation" style:parent-style-name="Big_20_Image_20_Placeholder-outline2">
      <style:paragraph-properties fo:margin-top="0.3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Big_20_Image_20_Placeholder-outline4" style:display-name="Big Image Placeholder-outline4" style:family="presentation" style:parent-style-name="Big_20_Image_20_Placeholder-outline3">
      <style:paragraph-properties fo:margin-top="0.2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Big_20_Image_20_Placeholder-outline5" style:display-name="Big Image Placeholder-outline5" style:family="presentation" style:parent-style-name="Big_20_Image_20_Placeholder-outline4">
      <style:paragraph-properties fo:margin-top="0.1cm" fo:margin-bottom="0cm"/>
      <style:text-properties fo:font-size="20pt" style:font-size-asian="20pt" style:font-size-complex="20pt"/>
    </style:style>
    <style:style style:name="Big_20_Image_20_Placeholder-outline6" style:display-name="Big Image Placeholder-outline6" style:family="presentation" style:parent-style-name="Big_20_Image_20_Placeholder-outline5">
      <style:paragraph-properties fo:margin-top="0.1cm" fo:margin-bottom="0cm"/>
      <style:text-properties fo:font-size="20pt" style:font-size-asian="20pt" style:font-size-complex="20pt"/>
    </style:style>
    <style:style style:name="Big_20_Image_20_Placeholder-outline7" style:display-name="Big Image Placeholder-outline7" style:family="presentation" style:parent-style-name="Big_20_Image_20_Placeholder-outline6">
      <style:paragraph-properties fo:margin-top="0.1cm" fo:margin-bottom="0cm"/>
      <style:text-properties fo:font-size="20pt" style:font-size-asian="20pt" style:font-size-complex="20pt"/>
    </style:style>
    <style:style style:name="Big_20_Image_20_Placeholder-outline8" style:display-name="Big Image Placeholder-outline8" style:family="presentation" style:parent-style-name="Big_20_Image_20_Placeholder-outline7">
      <style:paragraph-properties fo:margin-top="0.1cm" fo:margin-bottom="0cm"/>
      <style:text-properties fo:font-size="20pt" style:font-size-asian="20pt" style:font-size-complex="20pt"/>
    </style:style>
    <style:style style:name="Big_20_Image_20_Placeholder-outline9" style:display-name="Big Image Placeholder-outline9" style:family="presentation" style:parent-style-name="Big_20_Image_20_Placeholder-outline8">
      <style:paragraph-properties fo:margin-top="0.1cm" fo:margin-bottom="0cm"/>
      <style:text-properties fo:font-size="20pt" style:font-size-asian="20pt" style:font-size-complex="20pt"/>
    </style:style>
    <style:style style:name="Big_20_Image_20_Placeholder-subtitle" style:display-name="Big Image Placeholder-subtitle" style:family="presentation">
      <style:graphic-properties draw:stroke="none" draw:fill="none" draw:textarea-vertical-align="middle">
        <text:list-style style:name="Big_20_Image_20_Placeholder-subtitle" style:display-name="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-title" style:display-name="Big Image Placeholder-title" style:family="presentation">
      <style:graphic-properties draw:stroke="none" draw:fill="none" draw:textarea-vertical-align="middle">
        <text:list-style style:name="Big_20_Image_20_Placeholder-title" style:display-name="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45469" style:text-outline="false" style:text-line-through-style="none" style:text-line-through-type="none" style:text-position="0% 100%" style:font-name="Lato Light" fo:font-family="'Lato Light'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16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ig_20_Image_20_Placehold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Big_20_Image_20_Placehol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ig_20_Image_20_Placeholder" style:display-name="Big Image Placeholder" style:page-layout-name="PM1" draw:style-name="Mdp1">
      <draw:frame draw:name="Picture Placeholder 13" presentation:style-name="Big_20_Image_20_Placeholder-outline1" draw:layer="backgroundobjects" svg:width="67.715cm" svg:height="38.099cm" svg:x="-0.009cm" svg:y="0cm" presentation:class="outline" presentation:placeholder="true" presentation:user-transformed="true">
        <draw:text-box/>
      </draw:frame>
      <draw:frame presentation:style-name="Big_20_Image_20_Placeholder-title" draw:layer="backgroundobjects" svg:width="60.943cm" svg:height="6.361cm" svg:x="3.385cm" svg:y="1.52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Big_20_Image_20_Placeholder-title" draw:layer="backgroundobjects" svg:width="18.624cm" svg:height="10.476cm" svg:x="1.482cm" svg:y="2.123cm" presentation:class="page"/>
        <draw:frame presentation:style-name="Big_20_Image_20_Placehold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352</meta:editing-cycles>
    <meta:creation-date>2014-11-12T21:47:38</meta:creation-date>
    <dc:date>2019-09-10T19:09:31.462558108</dc:date>
    <meta:editing-duration>P48DT3H8M30S</meta:editing-duration>
    <meta:generator>LibreOffice/6.0.7.3$Linux_X86_64 LibreOffice_project/00m0$Build-3</meta:generator>
    <meta:document-statistic meta:object-count="67"/>
    <meta:user-defined meta:name="AppVersion">15.002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6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Slice" xlink:href=""/>
  </office:meta>
</office:document-meta>
</file>